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465in" fo:margin-left="0.0035in" fo:margin-top="0in" fo:margin-bottom="0in" table:align="left" style:writing-mode="lr-tb"/>
    </style:style>
    <style:style style:name="Table1.A" style:family="table-column">
      <style:table-column-properties style:column-width="0.3278in"/>
    </style:style>
    <style:style style:name="Table1.B" style:family="table-column">
      <style:table-column-properties style:column-width="2.7451in"/>
    </style:style>
    <style:style style:name="Table1.C" style:family="table-column">
      <style:table-column-properties style:column-width="3.573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7" style:family="table-cell">
      <style:table-cell-properties fo:padding-left="0.075in" fo:padding-right="0.075in" fo:padding-top="0in" fo:padding-bottom="0in" fo:border="0.5pt solid #000000" loext:writing-mode="bt-lr"/>
    </style:style>
    <style:style style:name="P1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P2" style:family="paragraph" style:parent-style-name="Standard">
      <style:paragraph-properties fo:margin-right="0.0783in" fo:margin-top="0in" fo:margin-bottom="0in" style:contextual-spacing="false" fo:text-align="center" style:justify-single-word="false" fo:orphans="2" fo:widows="2"/>
      <style:text-properties style:font-name="Times New Roman"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P6" style:family="paragraph" style:parent-style-name="Standard">
      <style:paragraph-properties fo:margin-right="0.0783in" fo:margin-top="0in" fo:margin-bottom="0in" style:contextual-spacing="false" fo:text-align="center" style:justify-single-word="false" fo:orphans="2" fo:widows="2"/>
      <style:text-properties style:font-name="Times New Roman" fo:font-size="11pt" fo:language="ru" fo:country="RU" style:letter-kerning="false" style:font-name-asian="Times New Roman1" style:font-size-asian="11pt" style:language-asian="ru" style:country-asian="RU" style:font-name-complex="Times New Roman1" style:font-size-complex="11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1pt" fo:language="ru" fo:country="RU" style:letter-kerning="false" style:font-name-asian="Times New Roman1" style:font-size-asian="11pt" style:language-asian="ru" style:country-asian="RU" style:font-name-complex="Times New Roman1" style:font-size-complex="11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1pt" fo:language="ru" fo:country="RU" officeooo:paragraph-rsid="000c3961" style:letter-kerning="false" style:font-name-asian="Times New Roman1" style:font-size-asian="11pt" style:language-asian="ru" style:country-asian="RU" style:font-name-complex="Times New Roman1" style:font-size-complex="11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1pt" fo:language="ru" fo:country="RU" officeooo:rsid="000c3961" officeooo:paragraph-rsid="000c3961" style:letter-kerning="false" style:font-name-asian="Times New Roman1" style:font-size-asian="11pt" style:language-asian="ru" style:country-asian="RU" style:font-name-complex="Times New Roman1" style:font-size-complex="11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1" style:family="paragraph" style:parent-style-name="Standard">
      <style:text-properties fo:font-size="11pt" fo:font-weight="bold" style:font-size-asian="11pt" style:font-weight-asian="bold" style:font-size-complex="11pt"/>
    </style:style>
    <style:style style:name="P12" style:family="paragraph" style:parent-style-name="Standard">
      <style:paragraph-properties fo:line-height="150%"/>
      <style:text-properties fo:font-size="11pt" style:font-size-asian="11pt" style:font-size-complex="11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c3961" style:font-weight-asian="bold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fo:font-size="10pt" fo:font-weight="bold" officeooo:rsid="000c3961" style:font-size-asian="10pt" style:font-weight-asian="bold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0c3961" style:font-size-asian="10pt" style:font-size-complex="10pt"/>
    </style:style>
    <style:style style:name="T7" style:family="text">
      <style:text-properties officeooo:rsid="000c3961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officeooo:rsid="000c3961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0"><text:bookmark text:name="_GoBack"/><text:span text:style-name="T1">ОТЧЕТ</text:span></text:p>
            <text:p text:style-name="P10"><text:span text:style-name="T1">о научно-исследовательской работе за </text:span><text:span text:style-name="T2">1 </text:span><text:span text:style-name="T1">семестр </text:span><text:span text:style-name="T2">2023</text:span><text:span text:style-name="T1">/</text:span><text:span text:style-name="T2">2024 </text:span><text:span text:style-name="T1">учебного года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7"><text:span text:style-name="T1">ФИО обучающегося</text:span></text:p>
          </table:table-cell>
          <table:covered-table-cell/>
          <table:table-cell table:style-name="Table1.A1" office:value-type="string">
            <text:p text:style-name="P9">Шаббир Кафи Ул</text:p>
          </table:table-cell>
        </table:table-row>
        <table:table-row table:style-name="Table1.1">
          <table:table-cell table:style-name="Table1.A1" table:number-columns-spanned="2" office:value-type="string">
            <text:p text:style-name="P7"><text:span text:style-name="T1">Физтех-школа/факультет, группа</text:span></text:p>
          </table:table-cell>
          <table:covered-table-cell/>
          <table:table-cell table:style-name="Table1.A1" office:value-type="string">
            <text:p text:style-name="P7">ФАКТ, М<text:span text:style-name="T7">03-304б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7"><text:span text:style-name="T1">Базовая организация, кафедра </text:span></text:p>
          </table:table-cell>
          <table:covered-table-cell/>
          <table:table-cell table:style-name="Table1.A1" office:value-type="string">
            <text:p text:style-name="P8">Кафедра прикладной механики</text:p>
          </table:table-cell>
        </table:table-row>
        <table:table-row table:style-name="Table1.1">
          <table:table-cell table:style-name="Table1.A1" table:number-columns-spanned="2" office:value-type="string">
            <text:p text:style-name="P7"><text:span text:style-name="T1">Тема НИР</text:span></text:p>
          </table:table-cell>
          <table:covered-table-cell/>
          <table:table-cell table:style-name="Table1.A1" office:value-type="string">
            <text:p text:style-name="P8">Моделирование неравновесных эффектов в двухфазном потоке.</text:p>
          </table:table-cell>
        </table:table-row>
        <table:table-row table:style-name="Table1.1">
          <table:table-cell table:style-name="Table1.A1" table:number-columns-spanned="2" office:value-type="string">
            <text:p text:style-name="P7"><text:span text:style-name="T1">Текущее состояние НИР за семестр (проделанная работа и полученные результаты)</text:span></text:p>
          </table:table-cell>
          <table:covered-table-cell/>
          <table:table-cell table:style-name="Table1.A1" office:value-type="string">
            <text:p text:style-name="P8"><text:span text:style-name="T7">1) </text:span>Мы определили возможность определения капиллярного давления в двумерной сетевой модели.</text:p>
            <text:p text:style-name="P8"><text:span text:style-name="T7">2) </text:span>График зависимости капиллярного давления от насыщения смачивающей жидкости.</text:p>
            <text:p text:style-name="P8"><text:span text:style-name="T7">3) </text:span>Реализация трехмерной модели.</text:p>
          </table:table-cell>
        </table:table-row>
        <table:table-row table:style-name="Table1.1">
          <table:table-cell table:style-name="Table1.A7" table:number-rows-spanned="7" office:value-type="string">
            <text:p text:style-name="P6"><text:span text:style-name="T1">Итоги НИР за семестр</text:span></text:p>
          </table:table-cell>
          <table:table-cell table:style-name="Table1.A1" office:value-type="string">
            <text:p text:style-name="P7">Доклады на научных конференциях, семинарах (авторы, название доклада и конференции, место проведения)</text:p>
          </table:table-cell>
          <table:table-cell table:style-name="Table1.A1" office:value-type="string">
            <text:p text:style-name="P8"><text:span text:style-name="T7">K. Shabbir, </text:span>Simulation of Two-Phase Flow in Porous Media using a Two-Dimensional Network Model // The International Summer Conference on Theoretical Physics, 07.07.2023</text:p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P7">Научные публикации (авторы, название работы и издания)</text:p>
          </table:table-cell>
          <table:table-cell table:style-name="Table1.A1" office:value-type="string">
            <text:p text:style-name="P7">Статья отправлена для публикации, K. Shabbir, O. Ya. Izvekov, A. V. Konyukhov Simulation of Imbibition for Two-Phase Flow in Porous Media using a Two-Dimensional Network Model. MATHEMATICAL MODELING AND NUMERICAL SIMULATION</text:p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P7">Участие в конкурсах на лучшую НИР и выставках (авторы, название работы и конкурса (экспоната и выставки))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P7">Медали, дипломы, грамоты, премии и т.п. на конкурсах на лучшую НИР и на выставках (авторы, название работы и конкурса (экспоната и выставки), вид награды)</text:p>
          </table:table-cell>
          <table:table-cell table:style-name="Table1.A1" office:value-type="string">
            <text:p text:style-name="P8">65 Всероссийская научная конференция МФТИ, 08.04.2023 // Диплом победителя в секции нефтяного инжиниринга</text:p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P7">Проекты, поданные на конкурсы грантов (авторы, название и вид гранта)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P7">Полученные гранты (авторы, название и вид гранта)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P7">Другое (заявки и охранные документы на объекты интеллектуальной собственности, проданные лицензии на их использование, стипендии Президента и Правительства РФ и т.п.)</text:p>
          </table:table-cell>
          <table:table-cell table:style-name="Table1.A1" office:value-type="string">
            <text:p text:style-name="P8"/>
            <text:p text:style-name="P8"/>
            <text:p text:style-name="P8"><text:span text:style-name="T7">С</text:span>типенди<text:span text:style-name="T7">я </text:span>Президента и Правительства РФ</text:p>
          </table:table-cell>
        </table:table-row>
        <table:table-row table:style-name="Table1.1">
          <table:table-cell table:style-name="Table1.A1" table:number-columns-spanned="2" office:value-type="string">
            <text:p text:style-name="P7"><text:span text:style-name="T1">Материальная поддержка НИР обучающегося за семестр (с указанием источника финансирования)</text:span></text:p>
          </table:table-cell>
          <table:covered-table-cell/>
          <table:table-cell table:style-name="Table1.A1" office:value-type="string">
            <text:p text:style-name="P3"><text:span text:style-name="T9">РНФ </text:span><text:span text:style-name="T8">23-21-00175 <text:s/></text:span><text:a xlink:type="simple" xlink:href="https://rscf.ru/project/23-21-00175/" text:style-name="Internet_20_link" text:visited-style-name="Visited_20_Internet_20_Link"><text:span text:style-name="T8">https://rscf.ru/project/23-21-00175/</text:span></text:a><text:span text:style-name="T8"> 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7"><text:span text:style-name="T1">План работы на следующий семестр</text:span></text:p>
          </table:table-cell>
          <table:covered-table-cell/>
          <table:table-cell table:style-name="Table1.A1" office:value-type="string">
            <text:p text:style-name="P7">Смоделировать зависимость капиллярного давления от насыщения проникающей жидкости в трехмерной модели.</text:p>
          </table:table-cell>
        </table:table-row>
        <table:table-row table:style-name="Table1.1">
          <table:table-cell table:style-name="Table1.A1" table:number-columns-spanned="2" office:value-type="string">
            <text:p text:style-name="P7"><text:span text:style-name="T1">Отзыв научного руководителя</text:span></text:p>
          </table:table-cell>
          <table:covered-table-cell/>
          <table:table-cell table:style-name="Table1.A1" office:value-type="string">
            <text:p text:style-name="P7">Студент выполнил работу на отлично, успешно выступил на конференциях.</text:p>
          </table:table-cell>
        </table:table-row>
        <table:table-row table:style-name="Table1.1">
          <table:table-cell table:style-name="Table1.A1" table:number-columns-spanned="2" office:value-type="string">
            <text:p text:style-name="P7"><text:span text:style-name="T1">Рекомендованная оценка НИР обучающегося за семестр</text:span></text:p>
          </table:table-cell>
          <table:covered-table-cell/>
          <table:table-cell table:style-name="Table1.A1" office:value-type="string">
            <text:p text:style-name="P8">Отл (<text:span text:style-name="T7">8</text:span>)<text:bookmark text:name="_GoBack Copy 1"/></text:p>
            <text:p text:style-name="P7"/>
          </table:table-cell>
        </table:table-row>
      </table:table>
      <text:p text:style-name="P11"/>
      <text:p text:style-name="P12"><text:span text:style-name="T1">Обучающийся ______________________</text:span><text:span text:style-name="T2">__</text:span><text:span text:style-name="T1">__<text:tab/></text:span><text:span text:style-name="T2">Шаббир К. 19.12.2023</text:span></text:p>
      <text:p text:style-name="P12"><text:span text:style-name="T1">Научный руководитель ___________</text:span><text:span text:style-name="T2">____</text:span><text:span text:style-name="T1">__<text:tab/>Извеков О. Я.</text:span></text:p>
      <text:p text:style-name="P12"><text:span text:style-name="T1">Зав. Кафедрой ______________________</text:span><text:span text:style-name="T2">_</text:span><text:span text:style-name="T1">_</text:span><text:span text:style-name="T2">_</text:span><text:span text:style-name="T1">_<text:tab/></text:span><text:span text:style-name="T2">Негодяев С.С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ОТЧЕТ</dc:title>
    <meta:initial-creator>Mipt</meta:initial-creator>
    <meta:editing-cycles>3</meta:editing-cycles>
    <meta:print-date>2023-12-25T11:35:45.181403032</meta:print-date>
    <meta:creation-date>2019-06-19T12:36:00</meta:creation-date>
    <dc:date>2023-12-25T11:36:19.566575755</dc:date>
    <meta:editing-duration>PT34S</meta:editing-duration>
    <meta:generator>LibreOffice/7.6.4.1$Linux_X86_64 LibreOffice_project/60$Build-1</meta:generator>
    <meta:printed-by>PDF files</meta:printed-by>
    <meta:document-statistic meta:table-count="1" meta:image-count="0" meta:object-count="0" meta:page-count="1" meta:paragraph-count="37" meta:word-count="305" meta:character-count="2395" meta:non-whitespace-character-count="2124"/>
    <meta:user-defined meta:name="AppVersion">15.0000</meta:user-defined>
    <meta:user-defined meta:name="Company">Mipt</meta:user-defined>
    <meta:template xlink:type="simple" xlink:actuate="onRequest" xlink:title="Normal" xlink:href=""/>
  </office:meta>
</office:document-meta>
</file>